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1%" draw:textarea-horizontal-align="justify" draw:textarea-vertical-align="middle" draw:auto-grow-height="false" fo:min-height="0.47cm" fo:min-width="1.925cm"/>
    </style:style>
    <style:style style:name="gr2" style:family="graphic" style:parent-style-name="standard">
      <style:graphic-properties draw:stroke="none" draw:fill="none" fo:min-height="0.385cm"/>
    </style:style>
    <style:style style:name="gr3" style:family="graphic" style:parent-style-name="standard">
      <style:graphic-properties draw:opacity="50%" draw:textarea-horizontal-align="justify" draw:textarea-vertical-align="middle" draw:auto-grow-height="false" fo:min-height="0.47cm" fo:min-width="2.735cm"/>
    </style:style>
    <style:style style:name="gr4" style:family="graphic" style:parent-style-name="standard">
      <style:graphic-properties draw:stroke="none" draw:fill="none" fo:min-height="0.343cm"/>
    </style:style>
    <style:style style:name="gr5" style:family="graphic" style:parent-style-name="standard">
      <style:graphic-properties draw:fill-color="#ed1c24" draw:opacity="50%" draw:textarea-horizontal-align="justify" draw:textarea-vertical-align="middle" draw:auto-grow-height="false" fo:min-height="0.47cm" fo:min-width="1.925cm"/>
    </style:style>
    <style:style style:name="gr6" style:family="graphic" style:parent-style-name="standard">
      <style:graphic-properties draw:fill-color="#00a65d" draw:opacity="50%" draw:textarea-horizontal-align="justify" draw:textarea-vertical-align="middle" draw:auto-grow-height="false" fo:min-height="0.47cm" fo:min-width="1.925cm"/>
    </style:style>
    <style:style style:name="gr7" style:family="graphic" style:parent-style-name="standard">
      <style:graphic-properties draw:fill-color="#fff450" draw:opacity="50%" draw:textarea-horizontal-align="justify" draw:textarea-vertical-align="middle" draw:auto-grow-height="false" fo:min-height="0.47cm" fo:min-width="1.925cm"/>
    </style:style>
    <style:style style:name="gr8" style:family="graphic" style:parent-style-name="standard">
      <style:graphic-properties draw:opacity="50%" draw:textarea-horizontal-align="justify" draw:textarea-vertical-align="middle" draw:auto-grow-height="false" fo:min-height="0.47cm" fo:min-width="1.92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395cm"/>
    </style:style>
    <style:style style:name="gr11" style:family="graphic" style:parent-style-name="standard">
      <style:graphic-properties draw:stroke="none" draw:fill="none" fo:min-height="0.317cm"/>
    </style:style>
    <style:style style:name="P1" style:family="paragraph">
      <loext:graphic-properties draw:opacity="51%"/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opacity="50%"/>
      <style:paragraph-properties fo:text-align="center"/>
    </style:style>
    <style:style style:name="P5" style:family="paragraph">
      <loext:graphic-properties draw:fill-color="#ed1c24" draw:opacity="50%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00a65d" draw:opacity="50%"/>
      <style:paragraph-properties fo:text-align="center"/>
    </style:style>
    <style:style style:name="P8" style:family="paragraph">
      <loext:graphic-properties draw:fill-color="#fff450" draw:opacity="50%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429cm" svg:height="1.016cm" svg:x="7.551cm" svg:y="3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429cm" svg:height="0.635cm" svg:x="7.678cm" svg:y="3.57cm">
          <draw:text-box>
            <text:p text:style-name="P2"><text:span text:style-name="T1">у </text:span><text:span text:style-name="T1">кого </text:span><text:span text:style-name="T1">есть </text:span><text:span text:style-name="T1">глина </text:span><text:span text:style-name="T1">? : )</text:span></text:p>
          </draw:text-box>
        </draw:frame>
        <draw:custom-shape draw:style-name="gr3" draw:text-style-name="P4" xml:id="id3" draw:id="id3" draw:layer="layout" svg:width="4.573cm" svg:height="1.016cm" svg:x="6.95cm" svg:y="5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4.573cm" svg:height="0.593cm" svg:x="7.077cm" svg:y="5.371cm">
          <draw:text-box>
            <text:p text:style-name="P2"><text:span text:style-name="T1">у меня </text:span><text:span text:style-name="T1">есть </text:span><text:span text:style-name="T1">пшениц</text:span><text:span text:style-name="T1">а и </text:span><text:span text:style-name="T1">дрова</text:span></text:p>
          </draw:text-box>
        </draw:frame>
        <draw:custom-shape draw:style-name="gr5" draw:text-style-name="P5" xml:id="id1" draw:id="id1" draw:layer="layout" svg:width="3.429cm" svg:height="1.016cm" svg:x="7.55cm" svg:y="6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3.429cm" svg:height="0.635cm" svg:x="7.677cm" svg:y="7.171cm">
          <draw:text-box>
            <text:p text:style-name="P2"><text:span text:style-name="T1">нет </text:span><text:span text:style-name="T1">извинит</text:span><text:span text:style-name="T1">е</text:span></text:p>
          </draw:text-box>
        </draw:frame>
        <draw:custom-shape draw:style-name="gr6" draw:text-style-name="P7" xml:id="id4" draw:id="id4" draw:layer="layout" svg:width="3.429cm" svg:height="1.016cm" svg:x="7.55cm" svg:y="8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429cm" svg:height="0.635cm" svg:x="7.677cm" svg:y="8.971cm">
          <draw:text-box>
            <text:p text:style-name="P2"><text:span text:style-name="T1">уже нет </text:span><text:span text:style-name="T1">,</text:span></text:p>
          </draw:text-box>
        </draw:frame>
        <draw:custom-shape draw:style-name="gr6" draw:text-style-name="P7" xml:id="id5" draw:id="id5" draw:layer="layout" svg:width="3.429cm" svg:height="1.016cm" svg:x="7.55cm" svg:y="10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429cm" svg:height="0.635cm" svg:x="7.677cm" svg:y="10.871cm">
          <draw:text-box>
            <text:p text:style-name="P2"><text:span text:style-name="T1">прости</text:span></text:p>
          </draw:text-box>
        </draw:frame>
        <draw:custom-shape draw:style-name="gr7" draw:text-style-name="P8" xml:id="id6" draw:id="id6" draw:layer="layout" svg:width="3.429cm" svg:height="1.016cm" svg:x="7.55cm" svg:y="12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429cm" svg:height="0.635cm" svg:x="7.677cm" svg:y="12.471cm">
          <draw:text-box>
            <text:p text:style-name="P2"><text:span text:style-name="T1">нет ,</text:span></text:p>
          </draw:text-box>
        </draw:frame>
        <draw:custom-shape draw:style-name="gr7" draw:text-style-name="P8" xml:id="id7" draw:id="id7" draw:layer="layout" svg:width="3.429cm" svg:height="1.016cm" svg:x="7.55cm" svg:y="14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429cm" svg:height="0.635cm" svg:x="7.677cm" svg:y="14.471cm">
          <draw:text-box>
            <text:p text:style-name="P2"><text:span text:style-name="T1">нет </text:span><text:span text:style-name="T1">глин</text:span><text:span text:style-name="T1">ы</text:span></text:p>
          </draw:text-box>
        </draw:frame>
        <draw:custom-shape draw:style-name="gr8" draw:text-style-name="P4" xml:id="id8" draw:id="id8" draw:layer="layout" svg:width="3.429cm" svg:height="1.016cm" svg:x="7.55cm" svg:y="16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429cm" svg:height="0.635cm" svg:x="7.677cm" svg:y="16.571cm">
          <draw:text-box>
            <text:p text:style-name="P2"><text:span text:style-name="T1">ну </text:span><text:span text:style-name="T1">что ж</text:span></text:p>
          </draw:text-box>
        </draw:frame>
        <draw:connector draw:style-name="gr9" draw:text-style-name="P9" draw:layer="layout" draw:type="curve" draw:line-skew="-0.971cm" svg:x1="7.55cm" svg:y1="7.425cm" svg:x2="7.551cm" svg:y2="3.824cm" draw:start-shape="id1" draw:start-glue-point="6" draw:end-shape="id2" draw:end-glue-point="6" svg:d="M7550 7425c-2209 0-2210-3601 1-3601" svg:viewBox="0 0 1659 3602">
          <text:p/>
        </draw:connector>
        <draw:connector draw:style-name="gr9" draw:text-style-name="P9" draw:layer="layout" draw:type="curve" svg:x1="9.237cm" svg:y1="5.117cm" svg:x2="9.266cm" svg:y2="4.332cm" draw:start-shape="id3" draw:start-glue-point="4" draw:end-shape="id2" draw:end-glue-point="8" svg:d="M9237 5117c0-588 29-196 29-785" svg:viewBox="0 0 30 786">
          <text:p/>
        </draw:connector>
        <draw:connector draw:style-name="gr9" draw:text-style-name="P9" draw:layer="layout" draw:type="curve" draw:line-skew="-1.692cm" svg:x1="7.55cm" svg:y1="9.225cm" svg:x2="7.551cm" svg:y2="3.824cm" draw:start-shape="id4" draw:start-glue-point="6" draw:end-shape="id2" draw:end-glue-point="6" svg:d="M7550 9225c-3291 0-3291-5401 1-5401" svg:viewBox="0 0 2470 5402">
          <text:p/>
        </draw:connector>
        <draw:connector draw:style-name="gr9" draw:text-style-name="P9" draw:layer="layout" draw:type="curve" svg:x1="10.979cm" svg:y1="11.125cm" svg:x2="10.979cm" svg:y2="9.225cm" draw:start-shape="id5" draw:start-glue-point="10" draw:end-shape="id4" draw:end-glue-point="10" svg:d="M10979 11125c751 0 751-1900 0-1900" svg:viewBox="0 0 564 1901">
          <text:p/>
        </draw:connector>
        <draw:connector draw:style-name="gr9" draw:text-style-name="P9" draw:layer="layout" draw:type="curve" draw:line-skew="-2.538cm" svg:x1="7.55cm" svg:y1="12.725cm" svg:x2="7.551cm" svg:y2="3.824cm" draw:start-shape="id6" draw:start-glue-point="6" draw:end-shape="id2" draw:end-glue-point="6" svg:d="M7550 12725c-4560 0-4560-8901 1-8901" svg:viewBox="0 0 3422 8902">
          <text:p/>
        </draw:connector>
        <draw:connector draw:style-name="gr9" draw:text-style-name="P9" draw:layer="layout" draw:type="curve" svg:x1="10.979cm" svg:y1="14.725cm" svg:x2="10.979cm" svg:y2="12.725cm" draw:start-shape="id7" draw:start-glue-point="10" draw:end-shape="id6" draw:end-glue-point="10" svg:d="M10979 14725c751 0 751-2000 0-2000" svg:viewBox="0 0 564 2001">
          <text:p/>
        </draw:connector>
        <draw:connector draw:style-name="gr9" draw:text-style-name="P9" draw:layer="layout" draw:type="curve" draw:line-skew="0.446cm" svg:x1="10.979cm" svg:y1="16.825cm" svg:x2="10.979cm" svg:y2="12.725cm" draw:start-shape="id8" draw:start-glue-point="10" draw:end-shape="id6" svg:d="M10979 16825c1420 0 1420-4100 0-4100" svg:viewBox="0 0 1066 4101">
          <text:p/>
        </draw:connector>
        <draw:connector draw:style-name="gr9" draw:text-style-name="P9" draw:layer="layout" draw:type="curve" draw:line-skew="1.208cm" svg:x1="10.979cm" svg:y1="16.825cm" svg:x2="10.979cm" svg:y2="9.225cm" draw:start-shape="id8" draw:start-glue-point="10" draw:end-shape="id4" draw:end-glue-point="10" svg:d="M10979 16825c2563 0 2563-7600 0-7600" svg:viewBox="0 0 1923 7601">
          <text:p/>
        </draw:connector>
        <draw:connector draw:style-name="gr9" draw:text-style-name="P9" draw:layer="layout" draw:type="curve" draw:line-skew="1.716cm" svg:x1="10.979cm" svg:y1="16.825cm" svg:x2="10.979cm" svg:y2="7.425cm" draw:start-shape="id8" draw:start-glue-point="10" draw:end-shape="id1" draw:end-glue-point="10" svg:d="M10979 16825c3325 0 3325-9400 0-9400" svg:viewBox="0 0 2495 9401">
          <text:p/>
        </draw:connector>
        <draw:frame draw:style-name="gr10" draw:text-style-name="P11" draw:layer="layout" svg:width="1.27cm" svg:height="0.645cm" svg:x="9.382cm" svg:y="4.429cm">
          <draw:text-box>
            <text:p text:style-name="P10"><text:span text:style-name="T2">Elab</text:span></text:p>
          </draw:text-box>
        </draw:frame>
        <draw:frame draw:style-name="gr10" draw:text-style-name="P11" draw:layer="layout" svg:width="1.603cm" svg:height="0.645cm" svg:x="6.382cm" svg:y="6.33cm">
          <draw:text-box>
            <text:p text:style-name="P10"><text:span text:style-name="T2">QAP</text:span></text:p>
          </draw:text-box>
        </draw:frame>
        <draw:frame draw:style-name="gr10" draw:text-style-name="P11" draw:layer="layout" svg:width="1.603cm" svg:height="0.645cm" svg:x="6.383cm" svg:y="8.331cm">
          <draw:text-box>
            <text:p text:style-name="P10"><text:span text:style-name="T2">QAP</text:span></text:p>
          </draw:text-box>
        </draw:frame>
        <draw:frame draw:style-name="gr10" draw:text-style-name="P11" draw:layer="layout" svg:width="1.603cm" svg:height="0.645cm" svg:x="6.383cm" svg:y="11.931cm">
          <draw:text-box>
            <text:p text:style-name="P10"><text:span text:style-name="T2">QAP</text:span></text:p>
          </draw:text-box>
        </draw:frame>
        <draw:frame draw:style-name="gr11" draw:text-style-name="P11" draw:layer="layout" svg:width="2.512cm" svg:height="0.645cm" svg:x="9.674cm" svg:y="9.831cm">
          <draw:text-box>
            <text:p text:style-name="P10"><text:span text:style-name="T2">Comment</text:span></text:p>
          </draw:text-box>
        </draw:frame>
        <draw:frame draw:style-name="gr10" draw:text-style-name="P11" draw:layer="layout" svg:width="1.27cm" svg:height="0.645cm" svg:x="10.282cm" svg:y="13.43cm">
          <draw:text-box>
            <text:p text:style-name="P10"><text:span text:style-name="T2">Elab</text:span></text:p>
          </draw:text-box>
        </draw:frame>
        <draw:frame draw:style-name="gr10" draw:text-style-name="P11" draw:layer="layout" svg:width="1.27cm" svg:height="0.645cm" svg:x="11.882cm" svg:y="13.53cm">
          <draw:text-box>
            <text:p text:style-name="P10"><text:span text:style-name="T2">ACK</text:span></text:p>
          </draw:text-box>
        </draw:frame>
        <draw:frame draw:style-name="gr10" draw:text-style-name="P11" draw:layer="layout" svg:width="1.27cm" svg:height="0.645cm" svg:x="11.682cm" svg:y="11.531cm">
          <draw:text-box>
            <text:p text:style-name="P10"><text:span text:style-name="T2">ACK</text:span></text:p>
          </draw:text-box>
        </draw:frame>
        <draw:frame draw:style-name="gr10" draw:text-style-name="P11" draw:layer="layout" svg:width="1.27cm" svg:height="0.645cm" svg:x="11.882cm" svg:y="9.231cm">
          <draw:text-box>
            <text:p text:style-name="P10"><text:span text:style-name="T2">ACK</text:span></text:p>
          </draw:text-box>
        </draw:frame>
        <draw:custom-shape draw:style-name="gr1" draw:text-style-name="P1" xml:id="id10" draw:id="id10" draw:layer="layout" svg:width="3.429cm" svg:height="1.016cm" svg:x="20.351cm" svg:y="3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429cm" svg:height="0.635cm" svg:x="20.478cm" svg:y="3.486cm">
          <draw:text-box>
            <text:p text:style-name="P2"><text:span text:style-name="T1">у кого есть глина ? : )</text:span></text:p>
          </draw:text-box>
        </draw:frame>
        <draw:custom-shape draw:style-name="gr3" draw:text-style-name="P4" xml:id="id11" draw:id="id11" draw:layer="layout" svg:width="4.573cm" svg:height="1.016cm" svg:x="19.75cm" svg:y="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4.573cm" svg:height="0.593cm" svg:x="19.877cm" svg:y="5.287cm">
          <draw:text-box>
            <text:p text:style-name="P2"><text:span text:style-name="T1">у меня есть пшеница </text:span><text:span text:style-name="T1">и дрова</text:span></text:p>
          </draw:text-box>
        </draw:frame>
        <draw:custom-shape draw:style-name="gr5" draw:text-style-name="P5" xml:id="id9" draw:id="id9" draw:layer="layout" svg:width="3.429cm" svg:height="1.016cm" svg:x="20.35cm" svg:y="6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3.429cm" svg:height="0.635cm" svg:x="20.477cm" svg:y="7.087cm">
          <draw:text-box>
            <text:p text:style-name="P2"><text:span text:style-name="T1">нет извините</text:span></text:p>
          </draw:text-box>
        </draw:frame>
        <draw:custom-shape draw:style-name="gr6" draw:text-style-name="P7" xml:id="id12" draw:id="id12" draw:layer="layout" svg:width="3.429cm" svg:height="1.016cm" svg:x="20.35cm" svg:y="8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429cm" svg:height="0.635cm" svg:x="20.477cm" svg:y="8.887cm">
          <draw:text-box>
            <text:p text:style-name="P2"><text:span text:style-name="T1">уже нет ,</text:span></text:p>
          </draw:text-box>
        </draw:frame>
        <draw:custom-shape draw:style-name="gr6" draw:text-style-name="P7" xml:id="id13" draw:id="id13" draw:layer="layout" svg:width="3.429cm" svg:height="1.016cm" svg:x="20.35cm" svg:y="10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429cm" svg:height="0.635cm" svg:x="20.477cm" svg:y="10.787cm">
          <draw:text-box>
            <text:p text:style-name="P2"><text:span text:style-name="T1">прости</text:span></text:p>
          </draw:text-box>
        </draw:frame>
        <draw:custom-shape draw:style-name="gr7" draw:text-style-name="P8" xml:id="id14" draw:id="id14" draw:layer="layout" svg:width="3.429cm" svg:height="1.016cm" svg:x="20.35cm" svg:y="12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429cm" svg:height="0.635cm" svg:x="20.477cm" svg:y="12.387cm">
          <draw:text-box>
            <text:p text:style-name="P2"><text:span text:style-name="T1">нет ,</text:span></text:p>
          </draw:text-box>
        </draw:frame>
        <draw:custom-shape draw:style-name="gr7" draw:text-style-name="P8" xml:id="id15" draw:id="id15" draw:layer="layout" svg:width="3.429cm" svg:height="1.016cm" svg:x="20.35cm" svg:y="14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429cm" svg:height="0.635cm" svg:x="20.477cm" svg:y="14.387cm">
          <draw:text-box>
            <text:p text:style-name="P2"><text:span text:style-name="T1">нет глины</text:span></text:p>
          </draw:text-box>
        </draw:frame>
        <draw:custom-shape draw:style-name="gr8" draw:text-style-name="P4" xml:id="id16" draw:id="id16" draw:layer="layout" svg:width="3.429cm" svg:height="1.016cm" svg:x="20.35cm" svg:y="16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429cm" svg:height="0.635cm" svg:x="20.477cm" svg:y="16.487cm">
          <draw:text-box>
            <text:p text:style-name="P2"><text:span text:style-name="T1">ну что ж</text:span></text:p>
          </draw:text-box>
        </draw:frame>
        <draw:connector draw:style-name="gr9" draw:text-style-name="P9" draw:layer="layout" draw:type="curve" draw:line-skew="-0.971cm" svg:x1="20.35cm" svg:y1="7.341cm" svg:x2="20.351cm" svg:y2="3.74cm" draw:start-shape="id9" draw:start-glue-point="6" draw:end-shape="id10" draw:end-glue-point="6" svg:d="M20350 7341c-2209 0-2210-3601 1-3601" svg:viewBox="0 0 1659 3602">
          <text:p/>
        </draw:connector>
        <draw:connector draw:style-name="gr9" draw:text-style-name="P9" draw:layer="layout" draw:type="curve" svg:x1="22.037cm" svg:y1="5.033cm" svg:x2="22.066cm" svg:y2="4.248cm" draw:start-shape="id11" draw:start-glue-point="4" draw:end-shape="id10" draw:end-glue-point="8" svg:d="M22037 5033c0-588 29-196 29-785" svg:viewBox="0 0 30 786">
          <text:p/>
        </draw:connector>
        <draw:connector draw:style-name="gr9" draw:text-style-name="P9" draw:layer="layout" draw:type="curve" draw:line-skew="-1.692cm" svg:x1="20.35cm" svg:y1="9.141cm" svg:x2="20.351cm" svg:y2="3.74cm" draw:start-shape="id12" draw:start-glue-point="6" draw:end-shape="id10" draw:end-glue-point="6" svg:d="M20350 9141c-3291 0-3291-5401 1-5401" svg:viewBox="0 0 2470 5402">
          <text:p/>
        </draw:connector>
        <draw:connector draw:style-name="gr9" draw:text-style-name="P9" draw:layer="layout" draw:type="curve" svg:x1="23.779cm" svg:y1="11.041cm" svg:x2="23.779cm" svg:y2="9.141cm" draw:start-shape="id13" draw:start-glue-point="10" draw:end-shape="id12" draw:end-glue-point="10" svg:d="M23779 11041c751 0 751-1900 0-1900" svg:viewBox="0 0 564 1901">
          <text:p/>
        </draw:connector>
        <draw:connector draw:style-name="gr9" draw:text-style-name="P9" draw:layer="layout" draw:type="curve" draw:line-skew="-2.538cm" svg:x1="20.35cm" svg:y1="12.641cm" svg:x2="20.351cm" svg:y2="3.74cm" draw:start-shape="id14" draw:start-glue-point="6" draw:end-shape="id10" draw:end-glue-point="6" svg:d="M20350 12641c-4560 0-4560-8901 1-8901" svg:viewBox="0 0 3422 8902">
          <text:p/>
        </draw:connector>
        <draw:connector draw:style-name="gr9" draw:text-style-name="P9" draw:layer="layout" draw:type="curve" svg:x1="23.779cm" svg:y1="14.641cm" svg:x2="23.779cm" svg:y2="12.641cm" draw:start-shape="id15" draw:start-glue-point="10" draw:end-shape="id14" draw:end-glue-point="10" svg:d="M23779 14641c751 0 751-2000 0-2000" svg:viewBox="0 0 564 2001">
          <text:p/>
        </draw:connector>
        <draw:connector draw:style-name="gr9" draw:text-style-name="P9" draw:layer="layout" draw:type="curve" draw:line-skew="1.139cm" svg:x1="23.779cm" svg:y1="16.741cm" svg:x2="23.779cm" svg:y2="7.341cm" draw:start-shape="id16" draw:start-glue-point="10" draw:end-shape="id9" draw:end-glue-point="10" svg:d="M23779 16741c2460 0 2460-9400 0-9400" svg:viewBox="0 0 1846 9401">
          <text:p/>
        </draw:connector>
        <draw:frame draw:style-name="gr10" draw:text-style-name="P11" draw:layer="layout" svg:width="1.27cm" svg:height="0.645cm" svg:x="22.182cm" svg:y="4.345cm">
          <draw:text-box>
            <text:p text:style-name="P10"><text:span text:style-name="T2">Elab</text:span></text:p>
          </draw:text-box>
        </draw:frame>
        <draw:frame draw:style-name="gr10" draw:text-style-name="P11" draw:layer="layout" svg:width="1.603cm" svg:height="0.645cm" svg:x="19.182cm" svg:y="6.246cm">
          <draw:text-box>
            <text:p text:style-name="P10"><text:span text:style-name="T2">QAP</text:span></text:p>
          </draw:text-box>
        </draw:frame>
        <draw:frame draw:style-name="gr10" draw:text-style-name="P11" draw:layer="layout" svg:width="1.603cm" svg:height="0.645cm" svg:x="19.183cm" svg:y="8.247cm">
          <draw:text-box>
            <text:p text:style-name="P10"><text:span text:style-name="T2">QAP</text:span></text:p>
          </draw:text-box>
        </draw:frame>
        <draw:frame draw:style-name="gr10" draw:text-style-name="P11" draw:layer="layout" svg:width="1.603cm" svg:height="0.645cm" svg:x="19.183cm" svg:y="11.847cm">
          <draw:text-box>
            <text:p text:style-name="P10"><text:span text:style-name="T2">QAP</text:span></text:p>
          </draw:text-box>
        </draw:frame>
        <draw:frame draw:style-name="gr11" draw:text-style-name="P11" draw:layer="layout" svg:width="2.512cm" svg:height="0.645cm" svg:x="22.474cm" svg:y="9.747cm">
          <draw:text-box>
            <text:p text:style-name="P10"><text:span text:style-name="T2">Comment</text:span></text:p>
          </draw:text-box>
        </draw:frame>
        <draw:frame draw:style-name="gr10" draw:text-style-name="P11" draw:layer="layout" svg:width="1.27cm" svg:height="0.645cm" svg:x="23.082cm" svg:y="13.346cm">
          <draw:text-box>
            <text:p text:style-name="P10"><text:span text:style-name="T2">Expl</text:span></text:p>
          </draw:text-box>
        </draw:frame>
        <draw:frame draw:style-name="gr10" draw:text-style-name="P11" draw:layer="layout" svg:width="1.27cm" svg:height="0.645cm" svg:x="24.582cm" svg:y="11.647cm">
          <draw:text-box>
            <text:p text:style-name="P10"><text:span text:style-name="T2">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7T11:35:44.136884831</meta:creation-date>
    <dc:date>2020-09-07T19:24:46.557826012</dc:date>
    <meta:editing-duration>PT7H17M1S</meta:editing-duration>
    <meta:editing-cycles>1</meta:editing-cycles>
    <meta:document-statistic meta:object-count="64"/>
    <meta:generator>LibreOffice/6.0.7.3$Linux_X86_64 LibreOffice_project/00m0$Build-3</meta:generator>
  </office:meta>
</office:document-meta>
</file>